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8186" officeooo:paragraph-rsid="00058186"/>
    </style:style>
    <style:style style:name="P2" style:family="paragraph" style:parent-style-name="Standard">
      <style:paragraph-properties fo:text-align="start" style:justify-single-word="false"/>
      <style:text-properties officeooo:rsid="00058186" officeooo:paragraph-rsid="00058186"/>
    </style:style>
    <style:style style:name="P3" style:family="paragraph" style:parent-style-name="Standard">
      <style:paragraph-properties fo:text-align="start" style:justify-single-word="false"/>
      <style:text-properties officeooo:rsid="0006469d" officeooo:paragraph-rsid="0006469d"/>
    </style:style>
    <style:style style:name="P4" style:family="paragraph" style:parent-style-name="Standard">
      <style:paragraph-properties fo:text-align="start" style:justify-single-word="false"/>
      <style:text-properties officeooo:rsid="0006cbdb" officeooo:paragraph-rsid="00058186"/>
    </style:style>
    <style:style style:name="P5" style:family="paragraph" style:parent-style-name="Standard">
      <style:paragraph-properties fo:text-align="start" style:justify-single-word="false"/>
      <style:text-properties officeooo:rsid="0006cbdb" officeooo:paragraph-rsid="0006cbdb"/>
    </style:style>
    <style:style style:name="P6" style:family="paragraph" style:parent-style-name="Standard">
      <style:paragraph-properties fo:text-align="start" style:justify-single-word="false"/>
      <style:text-properties officeooo:rsid="00081ba6" officeooo:paragraph-rsid="00081ba6"/>
    </style:style>
    <style:style style:name="P7" style:family="paragraph" style:parent-style-name="Standard">
      <style:paragraph-properties fo:text-align="start" style:justify-single-word="false"/>
      <style:text-properties officeooo:rsid="000afb63" officeooo:paragraph-rsid="000afb63"/>
    </style:style>
    <style:style style:name="P8" style:family="paragraph" style:parent-style-name="Standard">
      <style:paragraph-properties fo:text-align="start" style:justify-single-word="false"/>
      <style:text-properties officeooo:rsid="000de288" officeooo:paragraph-rsid="000afb63"/>
    </style:style>
    <style:style style:name="P9" style:family="paragraph" style:parent-style-name="Standard">
      <style:paragraph-properties fo:text-align="start" style:justify-single-word="false"/>
      <style:text-properties officeooo:rsid="000f4551" officeooo:paragraph-rsid="000f4551"/>
    </style:style>
    <style:style style:name="P10" style:family="paragraph" style:parent-style-name="Standard">
      <style:paragraph-properties fo:text-align="start" style:justify-single-word="false"/>
      <style:text-properties officeooo:rsid="001267a6" officeooo:paragraph-rsid="001267a6"/>
    </style:style>
    <style:style style:name="P11" style:family="paragraph" style:parent-style-name="Standard">
      <style:paragraph-properties fo:text-align="start" style:justify-single-word="false"/>
      <style:text-properties officeooo:rsid="001267a6" officeooo:paragraph-rsid="00159582"/>
    </style:style>
    <style:style style:name="P12" style:family="paragraph" style:parent-style-name="Standard">
      <style:paragraph-properties fo:text-align="start" style:justify-single-word="false"/>
      <style:text-properties officeooo:rsid="0012aef9" officeooo:paragraph-rsid="0012aef9"/>
    </style:style>
    <style:style style:name="P13" style:family="paragraph" style:parent-style-name="Standard">
      <style:paragraph-properties fo:text-align="start" style:justify-single-word="false"/>
      <style:text-properties officeooo:rsid="00159582" officeooo:paragraph-rsid="00159582"/>
    </style:style>
    <style:style style:name="P14" style:family="paragraph" style:parent-style-name="Standard">
      <style:paragraph-properties fo:text-align="start" style:justify-single-word="false"/>
      <style:text-properties officeooo:rsid="0015d653" officeooo:paragraph-rsid="0015d653"/>
    </style:style>
    <style:style style:name="P15" style:family="paragraph" style:parent-style-name="Standard">
      <style:paragraph-properties fo:text-align="start" style:justify-single-word="false"/>
      <style:text-properties officeooo:rsid="0022ebcd" officeooo:paragraph-rsid="0022ebcd"/>
    </style:style>
    <style:style style:name="T1" style:family="text">
      <style:text-properties officeooo:rsid="000588c1"/>
    </style:style>
    <style:style style:name="T2" style:family="text">
      <style:text-properties officeooo:rsid="00075828"/>
    </style:style>
    <style:style style:name="T3" style:family="text">
      <style:text-properties officeooo:rsid="0009e44d"/>
    </style:style>
    <style:style style:name="T4" style:family="text">
      <style:text-properties officeooo:rsid="000afb63"/>
    </style:style>
    <style:style style:name="T5" style:family="text">
      <style:text-properties officeooo:rsid="000ca75f"/>
    </style:style>
    <style:style style:name="T6" style:family="text">
      <style:text-properties officeooo:rsid="000d18e0"/>
    </style:style>
    <style:style style:name="T7" style:family="text">
      <style:text-properties officeooo:rsid="001091f6"/>
    </style:style>
    <style:style style:name="T8" style:family="text">
      <style:text-properties officeooo:rsid="00159582"/>
    </style:style>
    <style:style style:name="T9" style:family="text">
      <style:text-properties officeooo:rsid="0015d653"/>
    </style:style>
    <style:style style:name="T10" style:family="text">
      <style:text-properties officeooo:rsid="0016f1d5"/>
    </style:style>
    <style:style style:name="T11" style:family="text">
      <style:text-properties officeooo:rsid="0017483a"/>
    </style:style>
    <style:style style:name="T12" style:family="text">
      <style:text-properties officeooo:rsid="00184f54"/>
    </style:style>
    <style:style style:name="T13" style:family="text">
      <style:text-properties officeooo:rsid="001a2ecd"/>
    </style:style>
    <style:style style:name="T14" style:family="text">
      <style:text-properties officeooo:rsid="001abe9b"/>
    </style:style>
    <style:style style:name="T15" style:family="text">
      <style:text-properties officeooo:rsid="001c09be"/>
    </style:style>
    <style:style style:name="T16" style:family="text">
      <style:text-properties officeooo:rsid="001d0c10"/>
    </style:style>
    <style:style style:name="T17" style:family="text">
      <style:text-properties officeooo:rsid="001fdc7b"/>
    </style:style>
    <style:style style:name="T18" style:family="text">
      <style:text-properties officeooo:rsid="0021c470"/>
    </style:style>
    <style:style style:name="T19" style:family="text">
      <style:text-properties officeooo:rsid="002414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laquette : l’EDD au collège Henri Barbusse 2025/2026</text:p>
      <text:p text:style-name="P1"/>
      <text:p text:style-name="P2">I] Deux référentes EDD</text:p>
      <text:p text:style-name="P2"/>
      <text:p text:style-name="P2">Mme Brunel Naito, professeure de maths</text:p>
      <text:p text:style-name="P2">Mme Champié, CPE</text:p>
      <text:p text:style-name="P2"/>
      <text:p text:style-name="P2"><text:span text:style-name="T1">Deux référentes au lieu d’une permet une </text:span>charge de travail réparti dans l’animation d’activités pour les éco-délégués, la participation aux <text:span text:style-name="T1">diverses </text:span>réunions, <text:span text:style-name="T1">la communication auprès des collègues, de la direction, des élèves. </text:span><text:span text:style-name="T4">#MmeBrunelNePeutPasEtrePartoutALaFois</text:span></text:p>
      <text:p text:style-name="P2"/>
      <text:p text:style-name="P5"><text:span text:style-name="T4">En considérant que l’ensemble de la coordination présenté par la suite est prévue : une d</text:span>emande de 2 IMP complète <text:span text:style-name="T4">est faite ; une par référente.</text:span></text:p>
      <text:p text:style-name="P4"/>
      <text:p text:style-name="P2">II] <text:span text:style-name="T1">Une </text:span><text:span text:style-name="T5">nouvelle ère pour l</text:span><text:span text:style-name="T1">es éco-délégués</text:span></text:p>
      <text:p text:style-name="P2"/>
      <text:p text:style-name="P3">Une première assemblée générale en début d’année qui permet de présenter aux nouveaux éco-délégués élus leur rôle dans l’établissement ; une prise en main par les éco-délégués des Objectifs de Développement Durable, en particulier ceux <text:span text:style-name="T2">liés aux actions menés par le collège.</text:span></text:p>
      <text:p text:style-name="P3"/>
      <text:p text:style-name="P6">L’introduction d’un passeport <text:span text:style-name="T4">annuel </text:span>de l’éco-délégué qui permet de suivre l’ensemble des actions menées par l’élève tout au long de l’année sous forme de badge attribué après chaque action. L’élève pourra <text:span text:style-name="T3">en fin d’année récupérer </text:span><text:span text:style-name="T4">ce passeport afin de garder un souvenir.</text:span></text:p>
      <text:p text:style-name="P7">Format du passeport : A<text:span text:style-name="T19">5</text:span> ; imprimé en début d’année, les <text:span text:style-name="T6">emplacements des b</text:span>adges sont prémis en noir et blanc. Les badges sont des « logos » colorés illustrant les actions auxquelles ils sont associés. <text:span text:style-name="T5">La distribution des badges se fait à la fin de chaque action </text:span><text:span text:style-name="T6">menée.</text:span></text:p>
      <text:p text:style-name="P8"/>
      <text:p text:style-name="P9">Suggestion : inscrire <text:span text:style-name="T7">une mention sur le bulletin pour les éco-délégués actifs</text:span></text:p>
      <text:p text:style-name="P9"/>
      <text:p text:style-name="P11">III] <text:span text:style-name="T17">Suggestion de </text:span></text:p>
      <text:p text:style-name="P11"/>
      <text:p text:style-name="P11"><text:span text:style-name="T8">A) Objectif 0 déchet (au sol)</text:span></text:p>
      <text:p text:style-name="P10"/>
      <text:p text:style-name="P12"><text:span text:style-name="T8">• </text:span>Ramassage de déchets <text:span text:style-name="T8">trimestriel par les éco-délégués dans les cours A et B et communication auprès des </text:span><text:span text:style-name="T9">élèves. </text:span><text:span text:style-name="T18">3 séances de 2h.</text:span></text:p>
      <text:p text:style-name="P13"/>
      <text:p text:style-name="P14">Suggestion : <text:span text:style-name="T10">donner aux agents la possibilité de signaler une salle </text:span><text:span text:style-name="T11">où trop de déchets seraient au sol plutôt qu’à la poubelle, </text:span><text:span text:style-name="T12">la </text:span><text:span text:style-name="T13">dernière classe passée </text:span><text:span text:style-name="T14">dans la salle</text:span><text:span text:style-name="T13"> avant le signalement de l’agent.e </text:span><text:span text:style-name="T15">sera identifiée. Si cette classe reçoit trois signalement dans la période, elle suivra à la période suivante une séance de sensibilisation aux déchets </text:span><text:span text:style-name="T16">en classe animée par un.e adulte volontaire accompagné de deux éco-délégués.</text:span></text:p>
      <text:p text:style-name="P14"/>
      <text:p text:style-name="P15">B<text:span text:style-name="T19">) 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18T18:36:51.108000000</meta:creation-date>
    <dc:date>2025-04-18T19:26:24.348000000</dc:date>
    <meta:editing-duration>PT49M18S</meta:editing-duration>
    <meta:editing-cycles>34</meta:editing-cycles>
    <meta:generator>LibreOffice/7.4.3.2$Windows_X86_64 LibreOffice_project/1048a8393ae2eeec98dff31b5c133c5f1d08b890</meta:generator>
    <meta:document-statistic meta:table-count="0" meta:image-count="0" meta:object-count="0" meta:page-count="1" meta:paragraph-count="16" meta:word-count="332" meta:character-count="2081" meta:non-whitespace-character-count="1763"/>
  </office:meta>
</office:document-meta>
</file>